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f74e" officeooo:paragraph-rsid="0002f74e"/>
    </style:style>
    <style:style style:name="T1" style:family="text">
      <style:text-properties officeooo:rsid="000413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drigo Angelo Valentini</text:p>
      <text:p text:style-name="P1"/>
      <text:p text:style-name="P1">ROL Reservas Online – Aplicativo de reserva de apartamentos para hotéis</text:p>
      <text:p text:style-name="P1"/>
      <text:p text:style-name="P1">Aplicativo onde o usuário busca algum hotel fornecendo a cidade/estado ou utilizando o gps e obtem a listagem de quartos disponível para reserva, já disponibilizando o pagamento.</text:p>
      <text:p text:style-name="P1"/>
      <text:p text:style-name="P1">O ramo da hotelaria é sempre muito demandado <text:span text:style-name="T1">e através do aplicativo seria possível buscar e reservar apartamentos fácilmente enquanto viaj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9:39:42.240256064</meta:creation-date>
    <dc:date>2016-09-23T19:55:14.006129361</dc:date>
    <meta:editing-duration>PT5M21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61" meta:character-count="414" meta:non-whitespace-character-count="356"/>
  </office:meta>
</office:document-meta>
</file>